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35000000E3917E3ECC44E7D58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6.8438in" fo:margin-left="-0.0174in" fo:margin-top="0in" fo:margin-bottom="0in" table:align="left" style:writing-mode="lr-tb"/>
    </style:style>
    <style:style style:name="Table2.A" style:family="table-column">
      <style:table-column-properties style:column-width="1.5833in"/>
    </style:style>
    <style:style style:name="Table2.B" style:family="table-column">
      <style:table-column-properties style:column-width="0.1771in"/>
    </style:style>
    <style:style style:name="Table2.C" style:family="table-column">
      <style:table-column-properties style:column-width="2.4479in"/>
    </style:style>
    <style:style style:name="Table2.D" style:family="table-column">
      <style:table-column-properties style:column-width="1.3854in"/>
    </style:style>
    <style:style style:name="Table2.E" style:family="table-column">
      <style:table-column-properties style:column-width="0.3958in"/>
    </style:style>
    <style:style style:name="Table2.F" style:family="table-column">
      <style:table-column-properties style:column-width="0.853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1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style:text-position="0% 100%" fo:font-style="italic" style:font-style-asian="italic"/>
    </style:style>
    <style:style style:name="T5" style:family="text">
      <style:text-properties style:text-position="0% 100%" fo:font-style="italic" fo:font-weight="bold" style:font-style-asian="italic" style:font-weight-asian="bold"/>
    </style:style>
    <style:style style:name="T6" style:family="text">
      <style:text-properties style:text-position="0% 100%" fo:font-style="normal" style:font-style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3" text:outline-level="1"><text:span text:style-name="T2">Caso de uso</text:span></text:h>
          </table:table-cell>
          <table:table-cell table:style-name="Table2.B1" table:number-columns-spanned="3" office:value-type="string">
            <text:h text:style-name="P3" text:outline-level="1">Pagar cuotas.</text:h>
          </table:table-cell>
          <table:covered-table-cell/>
          <table:covered-table-cell/>
          <table:table-cell table:style-name="Table2.B1" office:value-type="string">
            <text:h text:style-name="P3" text:outline-level="1"><text:span text:style-name="T1">ID</text:span></text:h>
          </table:table-cell>
          <table:table-cell table:style-name="Table2.B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3" text:outline-level="1"><text:span text:style-name="T2">Breve descripción</text:span></text:h>
          </table:table-cell>
          <table:table-cell table:style-name="Table2.B1" table:number-columns-spanned="5" office:value-type="string">
            <text:h text:style-name="P3" text:outline-level="1">El sistema deberá comportarse tal como se describe en el siguiente caso de uso cuando el cliente quiera pagar las cuotas de la reserv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 principal</text:span></text:h>
          </table:table-cell>
          <table:table-cell table:style-name="Table2.B1" table:number-columns-spanned="5" office:value-type="string">
            <text:h text:style-name="P3" text:outline-level="1">Cliente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es secundarios</text:span></text:h>
          </table:table-cell>
          <table:table-cell table:style-name="Table2.B1" table:number-columns-spanned="5" office:value-type="string">
            <text:h text:style-name="P3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Referencias</text:span></text:h>
          </table:table-cell>
          <table:table-cell table:style-name="Table2.B1" table:number-columns-spanned="5" office:value-type="string">
            <text:h text:style-name="P3" text:outline-level="1">Comunicar reserv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recondiciones</text:span></text:h>
          </table:table-cell>
          <table:table-cell table:style-name="Table2.B1" table:number-columns-spanned="5" office:value-type="string">
            <text:h text:style-name="P6" text:outline-level="1">El actor debe haber recibido la documentación de la reserv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6" office:value-type="string">
            <text:h text:style-name="P3" text:outline-level="1"><text:span text:style-name="T2">Flujo principal</text:span></text:h>
            <text:h text:style-name="P2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cliente quiera pagar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preguntará por el nombre <text:s/>de la vivienda (código reserva?) y la cantidad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3</text:span></text:h>
          </table:table-cell>
          <table:table-cell table:style-name="Table2.B1" office:value-type="string">
            <text:h text:style-name="P3" text:outline-level="1">El cliente introduce los datos de las transferencias bancarias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>El sistema recibe y guarda la información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5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ostcondiciones</text:span></text:h>
          </table:table-cell>
          <table:table-cell table:style-name="Table2.B1" table:number-columns-spanned="5" office:value-type="string">
            <text:h text:style-name="P3" text:outline-level="1">El administrador recibe el pago junto a los datos de transferenci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3" office:value-type="string">
            <text:h text:style-name="P3" text:outline-level="1"><text:span text:style-name="T2">Flujo alternativo</text:span><text:span text:style-name="T1">:</text:span></text:h>
            <text:h text:style-name="P1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7" table:number-rows-spanned="3" office:value-type="string">
            <text:h text:style-name="P3" text:outline-level="1"><text:span text:style-name="T2">Flujo alternativo:</text:span></text:h>
            <text:h text:style-name="P3" text:outline-level="1"><text:span text:style-name="T1">(indicar nombre)</text:span>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fo:margin-top="0.1665in" fo:margin-bottom="0.166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1665in" fo:margin-bottom="0.1665in" loext:contextual-spacing="false" style:line-height-at-least="0.0008in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Encabezad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normal" style:default-outline-level="1" style:list-style-name="">
      <style:paragraph-properties fo:margin-left="0.248in" fo:margin-right="0in" fo:margin-top="0.0835in" fo:margin-bottom="0in" loext:contextual-spacing="false" fo:line-height="150%" fo:text-align="justify" style:justify-single-word="false" fo:hyphenation-ladder-count="no-limit" fo:text-indent="-0.248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Descripción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digo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angría_20_de_20_texto_20_normal" style:display-name="Sangría de texto normal" style:family="paragraph" style:parent-style-name="normal" style:default-outline-level="1" style:list-style-name="">
      <style:paragraph-properties fo:margin-left="0.7874in" fo:margin-right="0in" fo:margin-top="0.0835in" fo:margin-bottom="0in" loext:contextual-spacing="false" style:line-height-at-least="0.0008in" fo:text-align="justify" style:justify-single-word="false" fo:hyphenation-ladder-count="no-limit" fo:text-indent="-0.3937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1965in" fo:margin-right="0in" fo:margin-top="0in" fo:margin-bottom="0.0835in" loext:contextual-spacing="false" fo:line-height="200%" fo:hyphenation-ladder-count="no-limit" fo:text-indent="0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normal" style:default-outline-level="1" style:list-style-name="">
      <style:paragraph-properties fo:margin-top="0in" fo:margin-bottom="0in" loext:contextual-spacing="false" style:line-height-at-least="0.0008in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_20_de_20_la_20_tabla" style:display-name="Encabezado de la tabla" style:family="paragraph" style:parent-style-name="Contenido_20_de_20_la_20_tabla" style:default-outline-level="1" style:list-style-name="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 style:writing-mode="lr-tb"/>
    </style:style>
    <style:style style:name="Table1.A" style:family="table-column">
      <style:table-column-properties style:column-width="1.9493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tyle="italic" style:font-style-asian="italic"/>
    </style:style>
    <style:style style:name="MT2" style:family="text">
      <style:text-properties style:text-position="0% 100%" fo:font-weight="bold" style:font-weight-asian="bold"/>
    </style:style>
    <style:style style:name="MT3" style:family="text">
      <style:text-properties style:text-position="0% 100%" fo:font-style="italic" fo:font-weight="bold" style:font-style-asian="italic" style:font-weight-asian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2" text:outline-level="1"><draw:frame draw:style-name="Mfr1" draw:name="image1.jpg" text:anchor-type="char" svg:x="-0.1in" svg:y="0.1638in" svg:width="1.9965in" svg:height="0.5508in" draw:z-index="0"><draw:image xlink:href="Pictures/1000000000000335000000E3917E3ECC44E7D581.jpg" xlink:type="simple" xlink:show="embed" xlink:actuate="onLoad" loext:mime-type="image/jpeg"/></draw:frame></text:h>
            </table:table-cell>
            <table:table-cell table:style-name="Table1.A1" office:value-type="string">
              <text:h text:style-name="MP3" text:outline-level="1"><text:span text:style-name="MT1">CFGS </text:span></text:h>
              <text:h text:style-name="MP3" text:outline-level="1"><text:span text:style-name="MT1">Desarrollo de Aplicaciones Web</text:span></text:h>
              <text:h text:style-name="MP3" text:outline-level="1"><text:span text:style-name="MT2">Entornos de Desarrollo</text:span></text:h>
              <text:h text:style-name="MP4" text:outline-level="1"/>
            </table:table-cell>
            <table:table-cell table:style-name="Table1.A1" office:value-type="string">
              <text:h text:style-name="MP5" text:outline-level="1"/>
              <text:h text:style-name="MP3" text:outline-level="1"><text:span text:style-name="MT3">Unidad 2</text:span></text:h>
              <text:h text:style-name="MP4" text:outline-level="1"/>
            </table:table-cell>
          </table:table-row>
        </table:table>
        <text:h text:style-name="MP6" text:outline-level="1"/>
      </style:header>
      <style:footer>
        <text:h text:style-name="MP7" text:outline-level="1"><text:span text:style-name="MT4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1:00</meta:creation-date>
    <meta:initial-creator>jesus</meta:initial-creator>
    <meta:document-statistic meta:table-count="2" meta:image-count="1" meta:object-count="0" meta:page-count="1" meta:paragraph-count="43" meta:word-count="139" meta:character-count="846" meta:non-whitespace-character-count="747"/>
    <meta:generator>LibreOfficeDev/6.0.5.2$Linux_X86_64 LibreOffice_project/</meta:generator>
  </office:meta>
</office:document-meta>
</file>